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onaco" svg:font-family="Monaco, monacoregular, 'courier new', monospace"/>
    <style:font-face style:name="raleway" svg:font-family="raleway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222222" style:font-name="verdana" fo:font-size="13.5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222222" style:font-name="verdana" fo:font-size="13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2709in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top="0in" fo:margin-bottom="0.2709in" fo:orphans="2" fo:widows="2" fo:padding="0in" fo:border="none"/>
      <style:text-properties fo:font-variant="normal" fo:text-transform="none" fo:color="#222222" style:font-name="verdana" fo:font-size="13.5pt" fo:letter-spacing="normal" fo:font-style="normal" fo:font-weight="normal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raleway" fo:font-size="22.5pt" fo:letter-spacing="normal" fo:font-style="normal"/>
    </style:style>
    <style:style style:name="T3" style:family="text">
      <style:text-properties fo:font-variant="normal" fo:text-transform="none" fo:color="#222222" style:font-name="raleway" fo:font-size="22.5pt" fo:letter-spacing="normal" fo:font-style="normal" fo:font-weight="bold"/>
    </style:style>
    <style:style style:name="T4" style:family="text">
      <style:text-properties fo:font-variant="normal" fo:text-transform="none" fo:color="#222222" style:font-name="verdana" fo:font-size="13.5pt" fo:letter-spacing="normal" fo:font-style="normal" fo:font-weight="normal"/>
    </style:style>
    <style:style style:name="T5" style:family="text">
      <style:text-properties fo:font-variant="normal" fo:text-transform="none" fo:color="#222222" style:font-name="verdana" fo:font-size="13.5pt" fo:letter-spacing="normal" fo:font-style="normal" fo:font-weight="bold"/>
    </style:style>
    <style:style style:name="T6" style:family="text">
      <style:text-properties fo:color="#002d7a" style:font-name="Monaco" fo:font-size="9pt"/>
    </style:style>
    <style:style style:name="T7" style:family="text">
      <style:text-properties fo:color="#006fe0" style:font-name="Monaco" fo:font-size="9pt"/>
    </style:style>
    <style:style style:name="T8" style:family="text">
      <style:text-properties fo:color="#333333" style:font-name="Monaco" fo:font-size="9pt"/>
    </style:style>
    <text:list-style style:name="L1">
      <text:list-level-style-number text:level="1" text:style-name="Numbering_20_Symbols" style:num-suffix="." style:num-format="1">
        <style:list-level-properties text:space-before="0.41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Strong_20_Emphasis"><text:span text:style-name="T3">Goal:</text:span></text:span><text:span text:style-name="T2"> To Run TestNG using Command Prompt:</text:span></text:h>
      <text:p text:style-name="P1"><text:span text:style-name="T4">Steps to achieve our goal – Executing TestNG using Command Prompt:</text:span> </text:p>
      <text:p text:style-name="P1"/>
      <text:p text:style-name="P1"/>
      <text:p text:style-name="P3"><text:span text:style-name="Strong_20_Emphasis"><text:span text:style-name="T1">Step i:</text:span></text:span> Open Eclipse and create a Java class</text:p>
      <text:p text:style-name="P4"><text:span text:style-name="Strong_20_Emphasis"><text:span text:style-name="T5">Step ii.</text:span></text:span><text:span text:style-name="T4"> Keep all the library files in a folder (here I create a folder name “lib”)</text:span></text:p>
      <text:p text:style-name="P3"><text:span text:style-name="Strong_20_Emphasis"><text:span text:style-name="T1">Step iii:</text:span></text:span> Write a Java program </text:p>
      <text:p text:style-name="P3"><text:span text:style-name="Strong_20_Emphasis"><text:span text:style-name="T1">Step iv:</text:span></text:span> Convert the Java Program into TestNG </text:p>
      <text:p text:style-name="P3"><text:span text:style-name="Strong_20_Emphasis"><text:span text:style-name="T1">Step v:</text:span></text:span> Open command prompt</text:p>
      <text:p text:style-name="P4"><text:span text:style-name="Strong_20_Emphasis"><text:span text:style-name="T5">Step vi:</text:span></text:span><text:span text:style-name="T4"> Run the TestNG using command prompt</text:span></text:p>
      <text:p text:style-name="P3"><text:span text:style-name="T6">cd\ = To clear the path</text:span></text:p>
      <text:p text:style-name="P3"><text:span text:style-name="T6">cd <text:s/>projectPath</text:span></text:p>
      <text:p text:style-name="Standard">&gt; set classpath=%projectLocation%\bin;%projectLocation%\lib\*</text:p>
      <text:p text:style-name="Standard"/>
      <text:p text:style-name="P2"><text:span text:style-name="T6">&gt; java org.testng.TestNG %projectLocation%\testng.xml</text:span></text:p>
      <text:p text:style-name="P1"/>
      <text:p text:style-name="P1"/>
      <text:p text:style-name="P1"/>
      <text:p text:style-name="P1">To run the testNG through .bat file</text:p>
      <text:p text:style-name="P1"/>
      <text:p text:style-name="P1">Write the following commands <text:s/>in Notepad and save with extension .bat file</text:p>
      <text:p text:style-name="Standard"/>
      <text:p text:style-name="Standard">set projectLocation=D:\TECHNOLOGIES\SQA\Selenium3\TestNgDemo</text:p>
      <text:p text:style-name="Standard"/>
      <text:p text:style-name="Standard">cd %projectLocation%</text:p>
      <text:p text:style-name="Standard"/>
      <text:p text:style-name="Standard">set classpath=%projectLocation%\bin;%projectLocation%\lib\*</text:p>
      <text:p text:style-name="Standard"/>
      <text:p text:style-name="Standard">java org.testng.TestNG %projectLocation%\testng.xml</text:p>
      <text:p text:style-name="Standard"/>
      <text:p text:style-name="Standard">paus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onaco" svg:font-family="Monaco, monacoregular, 'courier new', monospace"/>
    <style:font-face style:name="raleway" svg:font-family="raleway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veta </meta:initial-creator>
    <meta:creation-date>2018-12-27T09:42:09.71</meta:creation-date>
    <meta:document-statistic meta:table-count="0" meta:image-count="0" meta:object-count="0" meta:page-count="1" meta:paragraph-count="19" meta:word-count="115" meta:character-count="839"/>
    <dc:date>2018-12-27T09:49:19.86</dc:date>
    <dc:creator>Shaveta </dc:creator>
    <meta:editing-duration>PT7M15S</meta:editing-duration>
    <meta:editing-cycles>1</meta:editing-cycles>
    <meta:generator>OpenOffice/4.1.3$Win32 OpenOffice.org_project/413m1$Build-9783</meta:generator>
  </office:meta>
</office:document-meta>
</file>